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1017" table:default-cell-style-name="ce4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கருக்கு</text:p>
          </table:table-cell>
          <table:table-cell office:value-type="string" calcext:value-type="string">
            <text:p>பாமா</text:p>
          </table:table-cell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1" calcext:value-type="date">
            <text:p>21 Mar 20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பிரேக் அப் குறுங்கதைகள்</text:p>
          </table:table-cell>
          <table:table-cell office:value-type="string" calcext:value-type="string">
            <text:p>அராத்து</text:p>
          </table:table-cell>
          <table:table-cell office:value-type="float" office:value="161" calcext:value-type="float">
            <text:p>16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2" calcext:value-type="date">
            <text:p>22 Mar 2021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அவளது வீட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11" calcext:value-type="date">
            <text:p>11 Apr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16])" office:value-type="float" office:value="2468" calcext:value-type="float">
            <text:p>2468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1:03:37.21199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4-11T15:12:47.739499858</dc:date>
    <meta:editing-duration>PT4H54M54S</meta:editing-duration>
    <meta:editing-cycles>83</meta:editing-cycles>
    <meta:document-statistic meta:table-count="1" meta:cell-count="113" meta:object-count="0"/>
  </office:meta>
</office:document-meta>
</file>